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90.13mm" svg:x="0.58mm" svg:y="70.94mm">
            <draw:object draw:notify-on-update-of-ranges="Sheet1.H6:Sheet1.H20 Sheet1.I6:Sheet1.I20 Sheet1.J6:Sheet1.J20 Sheet1.K6:Sheet1.K20 Sheet1.L6:Sheet1.L20 Sheet1.M6:Sheet1.M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number-columns-repeated="2" table:default-cell-style-name="ce9"/>
        <table:table-column table:style-name="co1" table:number-columns-repeated="2" table:default-cell-style-name="ce2"/>
        <table:table-column table:style-name="co1" table:default-cell-style-name="ce11"/>
        <table:table-column table:style-name="co1" table:number-columns-repeated="2" table:default-cell-style-name="ce2"/>
        <table:table-row table:style-name="ro1" table:number-rows-repeated="3">
          <table:table-cell table:number-columns-repeated="4"/>
          <table:table-cell table:style-name="ce1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<text:s text:c="2"/>RV</text:p>
          </table:table-cell>
          <table:table-cell office:value-type="float" office:value="983" calcext:value-type="float">
            <text:p>983</text:p>
          </table:table-cell>
          <table:table-cell office:value-type="float" office:value="9830" calcext:value-type="float">
            <text:p>9830</text:p>
          </table:table-cell>
          <table:table-cell office:value-type="float" office:value="99500" calcext:value-type="float">
            <text:p>99500</text:p>
          </table:table-cell>
          <table:table-cell table:style-name="ce1" office:value-type="float" office:value="1001000" calcext:value-type="float">
            <text:p>1.00E+06</text:p>
          </table:table-cell>
          <table:table-cell office:value-type="string" calcext:value-type="string">
            <text:p>Open</text:p>
          </table:table-cell>
          <table:table-cell table:style-name="Default"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616" calcext:value-type="float">
            <text:p>0.0616</text:p>
          </table:table-cell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668" calcext:value-type="float">
            <text:p>0.668</text:p>
          </table:table-cell>
          <table:table-cell office:value-type="float" office:value="1.815" calcext:value-type="float">
            <text:p>1.815</text:p>
          </table:table-cell>
          <table:table-cell office:value-type="float" office:value="2.726" calcext:value-type="float">
            <text:p>2.726</text:p>
          </table:table-cell>
          <table:table-cell table:formula="of:=[.G7]/SQRT(2)" office:value-type="float" office:value="0.00781249999999999" calcext:value-type="float">
            <text:p>0.0</text:p>
          </table:table-cell>
          <table:table-cell table:style-name="ce3" table:formula="of:=20*LOG10([.B6])" office:value-type="float" office:value="-39.4938826947046" calcext:value-type="float">
            <text:p>-39.5</text:p>
          </table:table-cell>
          <table:table-cell table:style-name="ce6" table:formula="of:=20*LOG10([.C6])" office:value-type="float" office:value="-20.0173891742526" calcext:value-type="float">
            <text:p>-20.0</text:p>
          </table:table-cell>
          <table:table-cell table:style-name="ce6" table:formula="of:=20*LOG10([.D6])" office:value-type="float" office:value="-3.50447075048909" calcext:value-type="float">
            <text:p>-3.5</text:p>
          </table:table-cell>
          <table:table-cell table:style-name="ce6" table:formula="of:=20*LOG10([.E6])" office:value-type="float" office:value="5.17753258744263" calcext:value-type="float">
            <text:p>5.2</text:p>
          </table:table-cell>
          <table:table-cell table:style-name="ce8" table:formula="of:=20*LOG10([.F6])" office:value-type="float" office:value="8.7105170299731" calcext:value-type="float">
            <text:p>8.7</text:p>
          </table:table-cell>
          <table:table-cell table:style-name="ce8" table:formula="of:=20*LOG10([.G6])" office:value-type="float" office:value="-42.1441993929574" calcext:value-type="float">
            <text:p>-42.1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832" calcext:value-type="float">
            <text:p>0.832</text:p>
          </table:table-cell>
          <table:table-cell office:value-type="float" office:value="1.989" calcext:value-type="float">
            <text:p>1.989</text:p>
          </table:table-cell>
          <table:table-cell office:value-type="float" office:value="2.812" calcext:value-type="float">
            <text:p>2.812</text:p>
          </table:table-cell>
          <table:table-cell table:formula="of:=[.G8]/SQRT(2)" office:value-type="float" office:value="0.0110485434560398" calcext:value-type="float">
            <text:p>0.0</text:p>
          </table:table-cell>
          <table:table-cell table:formula="of:=20*LOG10([.B7])" office:value-type="float" office:value="-36.4781748188864" calcext:value-type="float">
            <text:p>-36.5</text:p>
          </table:table-cell>
          <table:table-cell table:formula="of:=20*LOG10([.C7])" office:value-type="float" office:value="-17.2213211948615" calcext:value-type="float">
            <text:p>-17.2</text:p>
          </table:table-cell>
          <table:table-cell table:formula="of:=20*LOG10([.D7])" office:value-type="float" office:value="-1.59753347418552" calcext:value-type="float">
            <text:p>-1.6</text:p>
          </table:table-cell>
          <table:table-cell table:formula="of:=20*LOG10([.E7])" office:value-type="float" office:value="5.97269566248871" calcext:value-type="float">
            <text:p>6.0</text:p>
          </table:table-cell>
          <table:table-cell table:formula="of:=20*LOG10([.F7])" office:value-type="float" office:value="8.98030632695573" calcext:value-type="float">
            <text:p>9.0</text:p>
          </table:table-cell>
          <table:table-cell table:formula="of:=20*LOG10([.G7])" office:value-type="float" office:value="-39.1338994363176" calcext:value-type="float">
            <text:p>-39.1</text:p>
          </table:table-cell>
          <table:table-cell table:formula="of:=[.H7]-[.H6]" office:value-type="float" office:value="3.01570787581822" calcext:value-type="float">
            <text:p>3.0</text:p>
          </table:table-cell>
          <table:table-cell table:formula="of:=[.I7]-[.I6]" office:value-type="float" office:value="2.79606797939105" calcext:value-type="float">
            <text:p>2.8</text:p>
          </table:table-cell>
          <table:table-cell table:formula="of:=[.J7]-[.J6]" office:value-type="float" office:value="1.90693727630357" calcext:value-type="float">
            <text:p>1.9</text:p>
          </table:table-cell>
          <table:table-cell table:formula="of:=[.K7]-[.K6]" office:value-type="float" office:value="0.795163075046086" calcext:value-type="float">
            <text:p>0.8</text:p>
          </table:table-cell>
          <table:table-cell table:formula="of:=[.L7]-[.L6]" office:value-type="float" office:value="0.269789296982632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96" calcext:value-type="float">
            <text:p>0.196</text:p>
          </table:table-cell>
          <table:table-cell office:value-type="float" office:value="1.026" calcext:value-type="float">
            <text:p>1.026</text:p>
          </table:table-cell>
          <table:table-cell office:value-type="float" office:value="2.174" calcext:value-type="float">
            <text:p>2.174</text:p>
          </table:table-cell>
          <table:table-cell office:value-type="float" office:value="2.9" calcext:value-type="float">
            <text:p>2.9</text:p>
          </table:table-cell>
          <table:table-cell table:formula="of:=[.G9]/SQRT(2)" office:value-type="float" office:value="0.015625" calcext:value-type="float">
            <text:p>0.0</text:p>
          </table:table-cell>
          <table:table-cell table:formula="of:=20*LOG10([.B8])" office:value-type="float" office:value="-33.0729405109872" calcext:value-type="float">
            <text:p>-33.1</text:p>
          </table:table-cell>
          <table:table-cell table:formula="of:=20*LOG10([.C8])" office:value-type="float" office:value="-14.1548785728705" calcext:value-type="float">
            <text:p>-14.2</text:p>
          </table:table-cell>
          <table:table-cell table:formula="of:=20*LOG10([.D8])" office:value-type="float" office:value="0.22294721551595" calcext:value-type="float">
            <text:p>0.2</text:p>
          </table:table-cell>
          <table:table-cell table:formula="of:=20*LOG10([.E8])" office:value-type="float" office:value="6.74519079500552" calcext:value-type="float">
            <text:p>6.7</text:p>
          </table:table-cell>
          <table:table-cell table:formula="of:=20*LOG10([.F8])" office:value-type="float" office:value="9.24795995797912" calcext:value-type="float">
            <text:p>9.2</text:p>
          </table:table-cell>
          <table:table-cell table:formula="of:=20*LOG10([.G8])" office:value-type="float" office:value="-36.1235994796777" calcext:value-type="float">
            <text:p>-36.1</text:p>
          </table:table-cell>
          <table:table-cell table:formula="of:=[.H8]-[.H7]" office:value-type="float" office:value="3.40523430789914" calcext:value-type="float">
            <text:p>3.4</text:p>
          </table:table-cell>
          <table:table-cell table:formula="of:=[.I8]-[.I7]" office:value-type="float" office:value="3.06644262199104" calcext:value-type="float">
            <text:p>3.1</text:p>
          </table:table-cell>
          <table:table-cell table:formula="of:=[.J8]-[.J7]" office:value-type="float" office:value="1.82048068970147" calcext:value-type="float">
            <text:p>1.8</text:p>
          </table:table-cell>
          <table:table-cell table:formula="of:=[.K8]-[.K7]" office:value-type="float" office:value="0.772495132516803" calcext:value-type="float">
            <text:p>0.8</text:p>
          </table:table-cell>
          <table:table-cell table:formula="of:=[.L8]-[.L7]" office:value-type="float" office:value="0.267653631023395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2" calcext:value-type="float">
            <text:p>0.032</text:p>
          </table:table-cell>
          <table:table-cell office:value-type="float" office:value="0.2708" calcext:value-type="float">
            <text:p>0.2708</text:p>
          </table:table-cell>
          <table:table-cell office:value-type="float" office:value="1.232" calcext:value-type="float">
            <text:p>1.232</text:p>
          </table:table-cell>
          <table:table-cell office:value-type="float" office:value="2.336" calcext:value-type="float">
            <text:p>2.336</text:p>
          </table:table-cell>
          <table:table-cell office:value-type="float" office:value="2.976" calcext:value-type="float">
            <text:p>2.976</text:p>
          </table:table-cell>
          <table:table-cell table:formula="of:=[.G10]/SQRT(2)" office:value-type="float" office:value="0.0220970869120796" calcext:value-type="float">
            <text:p>0.0</text:p>
          </table:table-cell>
          <table:table-cell table:formula="of:=20*LOG10([.B9])" office:value-type="float" office:value="-29.8970004336019" calcext:value-type="float">
            <text:p>-29.9</text:p>
          </table:table-cell>
          <table:table-cell table:formula="of:=20*LOG10([.C9])" office:value-type="float" office:value="-11.3470267997379" calcext:value-type="float">
            <text:p>-11.3</text:p>
          </table:table-cell>
          <table:table-cell table:formula="of:=20*LOG10([.D9])" office:value-type="float" office:value="1.81221415656813" calcext:value-type="float">
            <text:p>1.8</text:p>
          </table:table-cell>
          <table:table-cell table:formula="of:=20*LOG10([.E9])" office:value-type="float" office:value="7.36945676880724" calcext:value-type="float">
            <text:p>7.4</text:p>
          </table:table-cell>
          <table:table-cell table:formula="of:=20*LOG10([.F9])" office:value-type="float" office:value="9.47265853747682" calcext:value-type="float">
            <text:p>9.5</text:p>
          </table:table-cell>
          <table:table-cell table:formula="of:=20*LOG10([.G9])" office:value-type="float" office:value="-33.1132995230379" calcext:value-type="float">
            <text:p>-33.1</text:p>
          </table:table-cell>
          <table:table-cell table:formula="of:=[.H9]-[.H8]" office:value-type="float" office:value="3.17594007738535" calcext:value-type="float">
            <text:p>3.2</text:p>
          </table:table-cell>
          <table:table-cell table:formula="of:=[.I9]-[.I8]" office:value-type="float" office:value="2.80785177313262" calcext:value-type="float">
            <text:p>2.8</text:p>
          </table:table-cell>
          <table:table-cell table:formula="of:=[.J9]-[.J8]" office:value-type="float" office:value="1.58926694105218" calcext:value-type="float">
            <text:p>1.6</text:p>
          </table:table-cell>
          <table:table-cell table:formula="of:=[.K9]-[.K8]" office:value-type="float" office:value="0.624265973801721" calcext:value-type="float">
            <text:p>0.6</text:p>
          </table:table-cell>
          <table:table-cell table:formula="of:=[.L9]-[.L8]" office:value-type="float" office:value="0.2246985794977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3719" calcext:value-type="float">
            <text:p>0.3719</text:p>
          </table:table-cell>
          <table:table-cell office:value-type="float" office:value="1.453" calcext:value-type="float">
            <text:p>1.453</text:p>
          </table:table-cell>
          <table:table-cell office:value-type="float" office:value="2.488" calcext:value-type="float">
            <text:p>2.488</text:p>
          </table:table-cell>
          <table:table-cell office:value-type="float" office:value="3.044" calcext:value-type="float">
            <text:p>3.044</text:p>
          </table:table-cell>
          <table:table-cell table:formula="of:=[.G11]/SQRT(2)" office:value-type="float" office:value="0.03125" calcext:value-type="float">
            <text:p>0.0</text:p>
          </table:table-cell>
          <table:table-cell table:formula="of:=20*LOG10([.B10])" office:value-type="float" office:value="-26.6322816662" calcext:value-type="float">
            <text:p>-26.6</text:p>
          </table:table-cell>
          <table:table-cell table:formula="of:=20*LOG10([.C10])" office:value-type="float" office:value="-8.59147643282055" calcext:value-type="float">
            <text:p>-8.6</text:p>
          </table:table-cell>
          <table:table-cell table:formula="of:=20*LOG10([.D10])" office:value-type="float" office:value="3.24531228596043" calcext:value-type="float">
            <text:p>3.2</text:p>
          </table:table-cell>
          <table:table-cell table:formula="of:=20*LOG10([.E10])" office:value-type="float" office:value="7.91700752037562" calcext:value-type="float">
            <text:p>7.9</text:p>
          </table:table-cell>
          <table:table-cell table:formula="of:=20*LOG10([.F10])" office:value-type="float" office:value="9.6688929619707" calcext:value-type="float">
            <text:p>9.7</text:p>
          </table:table-cell>
          <table:table-cell table:formula="of:=20*LOG10([.G10])" office:value-type="float" office:value="-30.1029995663981" calcext:value-type="float">
            <text:p>-30.1</text:p>
          </table:table-cell>
          <table:table-cell table:formula="of:=[.H10]-[.H9]" office:value-type="float" office:value="3.26471876740188" calcext:value-type="float">
            <text:p>3.3</text:p>
          </table:table-cell>
          <table:table-cell table:formula="of:=[.I10]-[.I9]" office:value-type="float" office:value="2.75555036691732" calcext:value-type="float">
            <text:p>2.8</text:p>
          </table:table-cell>
          <table:table-cell table:formula="of:=[.J10]-[.J9]" office:value-type="float" office:value="1.4330981293923" calcext:value-type="float">
            <text:p>1.4</text:p>
          </table:table-cell>
          <table:table-cell table:formula="of:=[.K10]-[.K9]" office:value-type="float" office:value="0.547550751568386" calcext:value-type="float">
            <text:p>0.5</text:p>
          </table:table-cell>
          <table:table-cell table:formula="of:=[.L10]-[.L9]" office:value-type="float" office:value="0.19623442449388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4938" calcext:value-type="float">
            <text:p>0.4938</text:p>
          </table:table-cell>
          <table:table-cell office:value-type="float" office:value="1.668" calcext:value-type="float">
            <text:p>1.668</text:p>
          </table:table-cell>
          <table:table-cell office:value-type="float" office:value="2.628" calcext:value-type="float">
            <text:p>2.628</text:p>
          </table:table-cell>
          <table:table-cell office:value-type="float" office:value="3.113" calcext:value-type="float">
            <text:p>3.113</text:p>
          </table:table-cell>
          <table:table-cell table:formula="of:=[.G12]/SQRT(2)" office:value-type="float" office:value="0.0441941738241592" calcext:value-type="float">
            <text:p>0.0</text:p>
          </table:table-cell>
          <table:table-cell table:formula="of:=20*LOG10([.B11])" office:value-type="float" office:value="-23.5435670939379" calcext:value-type="float">
            <text:p>-23.5</text:p>
          </table:table-cell>
          <table:table-cell table:formula="of:=20*LOG10([.C11])" office:value-type="float" office:value="-6.12897828808173" calcext:value-type="float">
            <text:p>-6.1</text:p>
          </table:table-cell>
          <table:table-cell table:formula="of:=20*LOG10([.D11])" office:value-type="float" office:value="4.4439209260344" calcext:value-type="float">
            <text:p>4.4</text:p>
          </table:table-cell>
          <table:table-cell table:formula="of:=20*LOG10([.E11])" office:value-type="float" office:value="8.39250721775486" calcext:value-type="float">
            <text:p>8.4</text:p>
          </table:table-cell>
          <table:table-cell table:formula="of:=20*LOG10([.F11])" office:value-type="float" office:value="9.86358241365031" calcext:value-type="float">
            <text:p>9.9</text:p>
          </table:table-cell>
          <table:table-cell table:formula="of:=20*LOG10([.G11])" office:value-type="float" office:value="-27.0926996097583" calcext:value-type="float">
            <text:p>-27.1</text:p>
          </table:table-cell>
          <table:table-cell table:formula="of:=[.H11]-[.H10]" office:value-type="float" office:value="3.08871457226209" calcext:value-type="float">
            <text:p>3.1</text:p>
          </table:table-cell>
          <table:table-cell table:formula="of:=[.I11]-[.I10]" office:value-type="float" office:value="2.46249814473882" calcext:value-type="float">
            <text:p>2.5</text:p>
          </table:table-cell>
          <table:table-cell table:formula="of:=[.J11]-[.J10]" office:value-type="float" office:value="1.19860864007397" calcext:value-type="float">
            <text:p>1.2</text:p>
          </table:table-cell>
          <table:table-cell table:formula="of:=[.K11]-[.K10]" office:value-type="float" office:value="0.475499697379242" calcext:value-type="float">
            <text:p>0.5</text:p>
          </table:table-cell>
          <table:table-cell table:formula="of:=[.L11]-[.L10]" office:value-type="float" office:value="0.194689451679603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691" calcext:value-type="float">
            <text:p>0.691</text:p>
          </table:table-cell>
          <table:table-cell office:value-type="float" office:value="1.95" calcext:value-type="float">
            <text:p>1.95</text:p>
          </table:table-cell>
          <table:table-cell office:value-type="float" office:value="2.79" calcext:value-type="float">
            <text:p>2.79</text:p>
          </table:table-cell>
          <table:table-cell office:value-type="float" office:value="3.186" calcext:value-type="float">
            <text:p>3.186</text:p>
          </table:table-cell>
          <table:table-cell table:formula="of:=[.G13]/SQRT(2)" office:value-type="float" office:value="0.0625" calcext:value-type="float">
            <text:p>0.1</text:p>
          </table:table-cell>
          <table:table-cell table:formula="of:=20*LOG10([.B12])" office:value-type="float" office:value="-19.6676890488565" calcext:value-type="float">
            <text:p>-19.7</text:p>
          </table:table-cell>
          <table:table-cell table:formula="of:=20*LOG10([.C12])" office:value-type="float" office:value="-3.21043905251603" calcext:value-type="float">
            <text:p>-3.2</text:p>
          </table:table-cell>
          <table:table-cell table:formula="of:=20*LOG10([.D12])" office:value-type="float" office:value="5.80069222725036" calcext:value-type="float">
            <text:p>5.8</text:p>
          </table:table-cell>
          <table:table-cell table:formula="of:=20*LOG10([.E12])" office:value-type="float" office:value="8.91208406547195" calcext:value-type="float">
            <text:p>8.9</text:p>
          </table:table-cell>
          <table:table-cell table:formula="of:=20*LOG10([.F12])" office:value-type="float" office:value="10.0649154293023" calcext:value-type="float">
            <text:p>10.1</text:p>
          </table:table-cell>
          <table:table-cell table:formula="of:=20*LOG10([.G12])" office:value-type="float" office:value="-24.0823996531185" calcext:value-type="float">
            <text:p>-24.1</text:p>
          </table:table-cell>
          <table:table-cell table:formula="of:=[.H12]-[.H11]" office:value-type="float" office:value="3.87587804508146" calcext:value-type="float">
            <text:p>3.9</text:p>
          </table:table-cell>
          <table:table-cell table:formula="of:=[.I12]-[.I11]" office:value-type="float" office:value="2.9185392355657" calcext:value-type="float">
            <text:p>2.9</text:p>
          </table:table-cell>
          <table:table-cell table:formula="of:=[.J12]-[.J11]" office:value-type="float" office:value="1.35677130121596" calcext:value-type="float">
            <text:p>1.4</text:p>
          </table:table-cell>
          <table:table-cell table:formula="of:=[.K12]-[.K11]" office:value-type="float" office:value="0.519576847717088" calcext:value-type="float">
            <text:p>0.5</text:p>
          </table:table-cell>
          <table:table-cell table:formula="of:=[.L12]-[.L11]" office:value-type="float" office:value="0.201333015651947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779" calcext:value-type="float">
            <text:p>0.779</text:p>
          </table:table-cell>
          <table:table-cell office:value-type="float" office:value="2.05" calcext:value-type="float">
            <text:p>2.05</text:p>
          </table:table-cell>
          <table:table-cell office:value-type="float" office:value="2.859" calcext:value-type="float">
            <text:p>2.859</text:p>
          </table:table-cell>
          <table:table-cell office:value-type="float" office:value="3.234" calcext:value-type="float">
            <text:p>3.234</text:p>
          </table:table-cell>
          <table:table-cell table:formula="of:=[.G14]/SQRT(2)" office:value-type="float" office:value="0.0883883476483184" calcext:value-type="float">
            <text:p>0.1</text:p>
          </table:table-cell>
          <table:table-cell table:formula="of:=20*LOG10([.B13])" office:value-type="float" office:value="-18.1526060074176" calcext:value-type="float">
            <text:p>-18.2</text:p>
          </table:table-cell>
          <table:table-cell table:formula="of:=20*LOG10([.C13])" office:value-type="float" office:value="-2.16925084654871" calcext:value-type="float">
            <text:p>-2.2</text:p>
          </table:table-cell>
          <table:table-cell table:formula="of:=20*LOG10([.D13])" office:value-type="float" office:value="6.23507722111509" calcext:value-type="float">
            <text:p>6.2</text:p>
          </table:table-cell>
          <table:table-cell table:formula="of:=20*LOG10([.E13])" office:value-type="float" office:value="9.12428310715978" calcext:value-type="float">
            <text:p>9.1</text:p>
          </table:table-cell>
          <table:table-cell table:formula="of:=20*LOG10([.F13])" office:value-type="float" office:value="10.1948003114076" calcext:value-type="float">
            <text:p>10.2</text:p>
          </table:table-cell>
          <table:table-cell table:formula="of:=20*LOG10([.G13])" office:value-type="float" office:value="-21.0720996964787" calcext:value-type="float">
            <text:p>-21.1</text:p>
          </table:table-cell>
          <table:table-cell table:formula="of:=[.H13]-[.H12]" office:value-type="float" office:value="1.51508304143887" calcext:value-type="float">
            <text:p>1.5</text:p>
          </table:table-cell>
          <table:table-cell table:formula="of:=[.I13]-[.I12]" office:value-type="float" office:value="1.04118820596732" calcext:value-type="float">
            <text:p>1.0</text:p>
          </table:table-cell>
          <table:table-cell table:formula="of:=[.J13]-[.J12]" office:value-type="float" office:value="0.434384993864724" calcext:value-type="float">
            <text:p>0.4</text:p>
          </table:table-cell>
          <table:table-cell table:formula="of:=[.K13]-[.K12]" office:value-type="float" office:value="0.212199041687825" calcext:value-type="float">
            <text:p>0.2</text:p>
          </table:table-cell>
          <table:table-cell table:formula="of:=[.L13]-[.L12]" office:value-type="float" office:value="0.129884882105392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86" calcext:value-type="float">
            <text:p>0.1986</text:p>
          </table:table-cell>
          <table:table-cell office:value-type="float" office:value="1.066" calcext:value-type="float">
            <text:p>1.066</text:p>
          </table:table-cell>
          <table:table-cell office:value-type="float" office:value="2.332" calcext:value-type="float">
            <text:p>2.332</text:p>
          </table:table-cell>
          <table:table-cell office:value-type="float" office:value="3.009" calcext:value-type="float">
            <text:p>3.009</text:p>
          </table:table-cell>
          <table:table-cell office:value-type="float" office:value="3.309" calcext:value-type="float">
            <text:p>3.309</text:p>
          </table:table-cell>
          <table:table-cell table:formula="of:=[.G15]/SQRT(2)" office:value-type="float" office:value="0.125" calcext:value-type="float">
            <text:p>0.1</text:p>
          </table:table-cell>
          <table:table-cell table:formula="of:=20*LOG10([.B14])" office:value-type="float" office:value="-14.0404151168128" calcext:value-type="float">
            <text:p>-14.0</text:p>
          </table:table-cell>
          <table:table-cell table:formula="of:=20*LOG10([.C14])" office:value-type="float" office:value="0.55514409381107" calcext:value-type="float">
            <text:p>0.6</text:p>
          </table:table-cell>
          <table:table-cell table:formula="of:=20*LOG10([.D14])" office:value-type="float" office:value="7.35457092173953" calcext:value-type="float">
            <text:p>7.4</text:p>
          </table:table-cell>
          <table:table-cell table:formula="of:=20*LOG10([.E14])" office:value-type="float" office:value="9.56844375480161" calcext:value-type="float">
            <text:p>9.6</text:p>
          </table:table-cell>
          <table:table-cell table:formula="of:=20*LOG10([.F14])" office:value-type="float" office:value="10.3939353431971" calcext:value-type="float">
            <text:p>10.4</text:p>
          </table:table-cell>
          <table:table-cell table:formula="of:=20*LOG10([.G14])" office:value-type="float" office:value="-18.0617997398389" calcext:value-type="float">
            <text:p>-18.1</text:p>
          </table:table-cell>
          <table:table-cell table:formula="of:=[.H14]-[.H13]" office:value-type="float" office:value="4.11219089060483" calcext:value-type="float">
            <text:p>4.1</text:p>
          </table:table-cell>
          <table:table-cell table:formula="of:=[.I14]-[.I13]" office:value-type="float" office:value="2.72439494035978" calcext:value-type="float">
            <text:p>2.7</text:p>
          </table:table-cell>
          <table:table-cell table:formula="of:=[.J14]-[.J13]" office:value-type="float" office:value="1.11949370062445" calcext:value-type="float">
            <text:p>1.1</text:p>
          </table:table-cell>
          <table:table-cell table:formula="of:=[.K14]-[.K13]" office:value-type="float" office:value="0.444160647641835" calcext:value-type="float">
            <text:p>0.4</text:p>
          </table:table-cell>
          <table:table-cell table:formula="of:=[.L14]-[.L13]" office:value-type="float" office:value="0.199135031789416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03" calcext:value-type="float">
            <text:p>0.2803</text:p>
          </table:table-cell>
          <table:table-cell office:value-type="float" office:value="1.301" calcext:value-type="float">
            <text:p>1.301</text:p>
          </table:table-cell>
          <table:table-cell office:value-type="float" office:value="2.505" calcext:value-type="float">
            <text:p>2.505</text:p>
          </table:table-cell>
          <table:table-cell office:value-type="float" office:value="3.085" calcext:value-type="float">
            <text:p>3.085</text:p>
          </table:table-cell>
          <table:table-cell office:value-type="float" office:value="3.338" calcext:value-type="float">
            <text:p>3.338</text:p>
          </table:table-cell>
          <table:table-cell table:formula="of:=[.G16]/SQRT(2)" office:value-type="float" office:value="0.176776695296637" calcext:value-type="float">
            <text:p>0.2</text:p>
          </table:table-cell>
          <table:table-cell table:formula="of:=20*LOG10([.B15])" office:value-type="float" office:value="-11.0475380447943" calcext:value-type="float">
            <text:p>-11.0</text:p>
          </table:table-cell>
          <table:table-cell table:formula="of:=20*LOG10([.C15])" office:value-type="float" office:value="2.28554593123172" calcext:value-type="float">
            <text:p>2.3</text:p>
          </table:table-cell>
          <table:table-cell table:formula="of:=20*LOG10([.D15])" office:value-type="float" office:value="7.97615460406529" calcext:value-type="float">
            <text:p>8.0</text:p>
          </table:table-cell>
          <table:table-cell table:formula="of:=20*LOG10([.E15])" office:value-type="float" office:value="9.78510336738521" calcext:value-type="float">
            <text:p>9.8</text:p>
          </table:table-cell>
          <table:table-cell table:formula="of:=20*LOG10([.F15])" office:value-type="float" office:value="10.4697266468646" calcext:value-type="float">
            <text:p>10.5</text:p>
          </table:table-cell>
          <table:table-cell table:formula="of:=20*LOG10([.G15])" office:value-type="float" office:value="-15.0514997831991" calcext:value-type="float">
            <text:p>-15.1</text:p>
          </table:table-cell>
          <table:table-cell table:formula="of:=[.H15]-[.H14]" office:value-type="float" office:value="2.99287707201847" calcext:value-type="float">
            <text:p>3.0</text:p>
          </table:table-cell>
          <table:table-cell table:formula="of:=[.I15]-[.I14]" office:value-type="float" office:value="1.73040183742066" calcext:value-type="float">
            <text:p>1.7</text:p>
          </table:table-cell>
          <table:table-cell table:formula="of:=[.J15]-[.J14]" office:value-type="float" office:value="0.62158368232576" calcext:value-type="float">
            <text:p>0.6</text:p>
          </table:table-cell>
          <table:table-cell table:formula="of:=[.K15]-[.K14]" office:value-type="float" office:value="0.216659612583598" calcext:value-type="float">
            <text:p>0.2</text:p>
          </table:table-cell>
          <table:table-cell table:formula="of:=[.L15]-[.L14]" office:value-type="float" office:value="0.0757913036674971" calcext:value-type="float">
            <text:p>0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48" calcext:value-type="float">
            <text:p>0.3548</text:p>
          </table:table-cell>
          <table:table-cell office:value-type="float" office:value="1.474" calcext:value-type="float">
            <text:p>1.474</text:p>
          </table:table-cell>
          <table:table-cell office:value-type="float" office:value="2.617" calcext:value-type="float">
            <text:p>2.617</text:p>
          </table:table-cell>
          <table:table-cell office:value-type="float" office:value="3.134" calcext:value-type="float">
            <text:p>3.134</text:p>
          </table:table-cell>
          <table:table-cell office:value-type="float" office:value="3.359" calcext:value-type="float">
            <text:p>3.359</text:p>
          </table:table-cell>
          <table:table-cell table:formula="of:=[.G17]/SQRT(2)" office:value-type="float" office:value="0.25" calcext:value-type="float">
            <text:p>0.3</text:p>
          </table:table-cell>
          <table:table-cell table:formula="of:=20*LOG10([.B16])" office:value-type="float" office:value="-9.00032777680622" calcext:value-type="float">
            <text:p>-9.0</text:p>
          </table:table-cell>
          <table:table-cell table:formula="of:=20*LOG10([.C16])" office:value-type="float" office:value="3.36994967046065" calcext:value-type="float">
            <text:p>3.4</text:p>
          </table:table-cell>
          <table:table-cell table:formula="of:=20*LOG10([.D16])" office:value-type="float" office:value="8.35607445279762" calcext:value-type="float">
            <text:p>8.4</text:p>
          </table:table-cell>
          <table:table-cell table:formula="of:=20*LOG10([.E16])" office:value-type="float" office:value="9.92197984265143" calcext:value-type="float">
            <text:p>9.9</text:p>
          </table:table-cell>
          <table:table-cell table:formula="of:=20*LOG10([.F16])" office:value-type="float" office:value="10.5242000768333" calcext:value-type="float">
            <text:p>10.5</text:p>
          </table:table-cell>
          <table:table-cell table:formula="of:=20*LOG10([.G16])" office:value-type="float" office:value="-12.0411998265593" calcext:value-type="float">
            <text:p>-12.0</text:p>
          </table:table-cell>
          <table:table-cell table:formula="of:=[.H16]-[.H15]" office:value-type="float" office:value="2.04721026798805" calcext:value-type="float">
            <text:p>2.0</text:p>
          </table:table-cell>
          <table:table-cell table:formula="of:=[.I16]-[.I15]" office:value-type="float" office:value="1.08440373922893" calcext:value-type="float">
            <text:p>1.1</text:p>
          </table:table-cell>
          <table:table-cell table:formula="of:=[.J16]-[.J15]" office:value-type="float" office:value="0.37991984873233" calcext:value-type="float">
            <text:p>0.4</text:p>
          </table:table-cell>
          <table:table-cell table:formula="of:=[.K16]-[.K15]" office:value-type="float" office:value="0.136876475266217" calcext:value-type="float">
            <text:p>0.1</text:p>
          </table:table-cell>
          <table:table-cell table:formula="of:=[.L16]-[.L15]" office:value-type="float" office:value="0.054473429968727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02" calcext:value-type="float">
            <text:p>0.4702</text:p>
          </table:table-cell>
          <table:table-cell office:value-type="float" office:value="1.687" calcext:value-type="float">
            <text:p>1.687</text:p>
          </table:table-cell>
          <table:table-cell office:value-type="float" office:value="2.734" calcext:value-type="float">
            <text:p>2.734</text:p>
          </table:table-cell>
          <table:table-cell office:value-type="float" office:value="3.18" calcext:value-type="float">
            <text:p>3.18</text:p>
          </table:table-cell>
          <table:table-cell office:value-type="float" office:value="3.373" calcext:value-type="float">
            <text:p>3.373</text:p>
          </table:table-cell>
          <table:table-cell table:formula="of:=[.G18]/SQRT(2)" office:value-type="float" office:value="0.353553390593274" calcext:value-type="float">
            <text:p>0.4</text:p>
          </table:table-cell>
          <table:table-cell table:formula="of:=20*LOG10([.B17])" office:value-type="float" office:value="-6.55434750422159" calcext:value-type="float">
            <text:p>-6.6</text:p>
          </table:table-cell>
          <table:table-cell table:formula="of:=20*LOG10([.C17])" office:value-type="float" office:value="4.5423016517825" calcext:value-type="float">
            <text:p>4.5</text:p>
          </table:table-cell>
          <table:table-cell table:formula="of:=20*LOG10([.D17])" office:value-type="float" office:value="8.73597020463607" calcext:value-type="float">
            <text:p>8.7</text:p>
          </table:table-cell>
          <table:table-cell table:formula="of:=20*LOG10([.E17])" office:value-type="float" office:value="10.0485423996887" calcext:value-type="float">
            <text:p>10.0</text:p>
          </table:table-cell>
          <table:table-cell table:formula="of:=20*LOG10([.F17])" office:value-type="float" office:value="10.560326823784" calcext:value-type="float">
            <text:p>10.6</text:p>
          </table:table-cell>
          <table:table-cell table:formula="of:=20*LOG10([.G17])" office:value-type="float" office:value="-9.03089986991944" calcext:value-type="float">
            <text:p>-9.0</text:p>
          </table:table-cell>
          <table:table-cell table:formula="of:=[.H17]-[.H16]" office:value-type="float" office:value="2.44598027258464" calcext:value-type="float">
            <text:p>2.4</text:p>
          </table:table-cell>
          <table:table-cell table:formula="of:=[.I17]-[.I16]" office:value-type="float" office:value="1.17235198132185" calcext:value-type="float">
            <text:p>1.2</text:p>
          </table:table-cell>
          <table:table-cell table:formula="of:=[.J17]-[.J16]" office:value-type="float" office:value="0.37989575183845" calcext:value-type="float">
            <text:p>0.4</text:p>
          </table:table-cell>
          <table:table-cell table:formula="of:=[.K17]-[.K16]" office:value-type="float" office:value="0.126562557037227" calcext:value-type="float">
            <text:p>0.1</text:p>
          </table:table-cell>
          <table:table-cell table:formula="of:=[.L17]-[.L16]" office:value-type="float" office:value="0.0361267469507442" calcext:value-type="float">
            <text:p>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3" calcext:value-type="float">
            <text:p>0.603</text:p>
          </table:table-cell>
          <table:table-cell office:value-type="float" office:value="1.887" calcext:value-type="float">
            <text:p>1.887</text:p>
          </table:table-cell>
          <table:table-cell office:value-type="float" office:value="2.841" calcext:value-type="float">
            <text:p>2.841</text:p>
          </table:table-cell>
          <table:table-cell office:value-type="float" office:value="3.23" calcext:value-type="float">
            <text:p>3.23</text:p>
          </table:table-cell>
          <table:table-cell office:value-type="float" office:value="3.405" calcext:value-type="float">
            <text:p>3.405</text:p>
          </table:table-cell>
          <table:table-cell table:formula="of:=[.G19]/SQRT(2)" office:value-type="float" office:value="0.5" calcext:value-type="float">
            <text:p>0.5</text:p>
          </table:table-cell>
          <table:table-cell table:formula="of:=20*LOG10([.B18])" office:value-type="float" office:value="-4.39365375719697" calcext:value-type="float">
            <text:p>-4.4</text:p>
          </table:table-cell>
          <table:table-cell table:formula="of:=20*LOG10([.C18])" office:value-type="float" office:value="5.51543800329863" calcext:value-type="float">
            <text:p>5.5</text:p>
          </table:table-cell>
          <table:table-cell table:formula="of:=20*LOG10([.D18])" office:value-type="float" office:value="9.06942467445872" calcext:value-type="float">
            <text:p>9.1</text:p>
          </table:table-cell>
          <table:table-cell table:formula="of:=20*LOG10([.E18])" office:value-type="float" office:value="10.1840504466221" calcext:value-type="float">
            <text:p>10.2</text:p>
          </table:table-cell>
          <table:table-cell table:formula="of:=20*LOG10([.F18])" office:value-type="float" office:value="10.6423423249761" calcext:value-type="float">
            <text:p>10.6</text:p>
          </table:table-cell>
          <table:table-cell table:formula="of:=20*LOG10([.G18])" office:value-type="float" office:value="-6.02059991327963" calcext:value-type="float">
            <text:p>-6.0</text:p>
          </table:table-cell>
          <table:table-cell table:formula="of:=[.H18]-[.H17]" office:value-type="float" office:value="2.16069374702461" calcext:value-type="float">
            <text:p>2.2</text:p>
          </table:table-cell>
          <table:table-cell table:formula="of:=[.I18]-[.I17]" office:value-type="float" office:value="0.973136351516122" calcext:value-type="float">
            <text:p>1.0</text:p>
          </table:table-cell>
          <table:table-cell table:formula="of:=[.J18]-[.J17]" office:value-type="float" office:value="0.333454469822646" calcext:value-type="float">
            <text:p>0.3</text:p>
          </table:table-cell>
          <table:table-cell table:formula="of:=[.K18]-[.K17]" office:value-type="float" office:value="0.135508046933404" calcext:value-type="float">
            <text:p>0.1</text:p>
          </table:table-cell>
          <table:table-cell table:formula="of:=[.L18]-[.L17]" office:value-type="float" office:value="0.0820155011920498" calcext:value-type="float">
            <text:p>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" calcext:value-type="float">
            <text:p>0.753</text:p>
          </table:table-cell>
          <table:table-cell office:value-type="float" office:value="2.074" calcext:value-type="float">
            <text:p>2.074</text:p>
          </table:table-cell>
          <table:table-cell office:value-type="float" office:value="2.928" calcext:value-type="float">
            <text:p>2.928</text:p>
          </table:table-cell>
          <table:table-cell office:value-type="float" office:value="3.258" calcext:value-type="float">
            <text:p>3.258</text:p>
          </table:table-cell>
          <table:table-cell office:value-type="float" office:value="3.417" calcext:value-type="float">
            <text:p>3.417</text:p>
          </table:table-cell>
          <table:table-cell table:formula="of:=[.G20]/SQRT(2)" office:value-type="float" office:value="0.707106781186547" calcext:value-type="float">
            <text:p>0.7</text:p>
          </table:table-cell>
          <table:table-cell table:formula="of:=20*LOG10([.B19])" office:value-type="float" office:value="-2.46410047598599" calcext:value-type="float">
            <text:p>-2.5</text:p>
          </table:table-cell>
          <table:table-cell table:formula="of:=20*LOG10([.C19])" office:value-type="float" office:value="6.33617504106044" calcext:value-type="float">
            <text:p>6.3</text:p>
          </table:table-cell>
          <table:table-cell table:formula="of:=20*LOG10([.D19])" office:value-type="float" office:value="9.33142144772708" calcext:value-type="float">
            <text:p>9.3</text:p>
          </table:table-cell>
          <table:table-cell table:formula="of:=20*LOG10([.E19])" office:value-type="float" office:value="10.2590215994498" calcext:value-type="float">
            <text:p>10.3</text:p>
          </table:table-cell>
          <table:table-cell table:formula="of:=20*LOG10([.F19])" office:value-type="float" office:value="10.6728995759753" calcext:value-type="float">
            <text:p>10.7</text:p>
          </table:table-cell>
          <table:table-cell table:formula="of:=20*LOG10([.G19])" office:value-type="float" office:value="-3.01029995663981" calcext:value-type="float">
            <text:p>-3.0</text:p>
          </table:table-cell>
          <table:table-cell table:formula="of:=[.H19]-[.H18]" office:value-type="float" office:value="1.92955328121099" calcext:value-type="float">
            <text:p>1.9</text:p>
          </table:table-cell>
          <table:table-cell table:formula="of:=[.I19]-[.I18]" office:value-type="float" office:value="0.820737037761815" calcext:value-type="float">
            <text:p>0.8</text:p>
          </table:table-cell>
          <table:table-cell table:formula="of:=[.J19]-[.J18]" office:value-type="float" office:value="0.261996773268368" calcext:value-type="float">
            <text:p>0.3</text:p>
          </table:table-cell>
          <table:table-cell table:formula="of:=[.K19]-[.K18]" office:value-type="float" office:value="0.0749711528277537" calcext:value-type="float">
            <text:p>0.1</text:p>
          </table:table-cell>
          <table:table-cell table:formula="of:=[.L19]-[.L18]" office:value-type="float" office:value="0.0305572509991769" calcext:value-type="float">
            <text:p>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5" calcext:value-type="float">
            <text:p>0.925</text:p>
          </table:table-cell>
          <table:table-cell office:value-type="float" office:value="2.251" calcext:value-type="float">
            <text:p>2.251</text:p>
          </table:table-cell>
          <table:table-cell office:value-type="float" office:value="3.004" calcext:value-type="float">
            <text:p>3.004</text:p>
          </table:table-cell>
          <table:table-cell office:value-type="float" office:value="3.294" calcext:value-type="float">
            <text:p>3.294</text:p>
          </table:table-cell>
          <table:table-cell office:value-type="float" office:value="3.438" calcext:value-type="float">
            <text:p>3.438</text:p>
          </table:table-cell>
          <table:table-cell office:value-type="float" office:value="1" calcext:value-type="float">
            <text:p>1.0</text:p>
          </table:table-cell>
          <table:table-cell table:style-name="ce5" table:formula="of:=20*LOG10([.B20])" office:value-type="float" office:value="-0.677165345219347" calcext:value-type="float">
            <text:p>-0.7</text:p>
          </table:table-cell>
          <table:table-cell table:style-name="ce7" table:formula="of:=20*LOG10([.C20])" office:value-type="float" office:value="7.0475099000104" calcext:value-type="float">
            <text:p>7.0</text:p>
          </table:table-cell>
          <table:table-cell table:style-name="ce7" table:formula="of:=20*LOG10([.D20])" office:value-type="float" office:value="9.55399856664262" calcext:value-type="float">
            <text:p>9.6</text:p>
          </table:table-cell>
          <table:table-cell table:style-name="ce7" table:formula="of:=20*LOG10([.E20])" office:value-type="float" office:value="10.3544718966747" calcext:value-type="float">
            <text:p>10.4</text:p>
          </table:table-cell>
          <table:table-cell table:style-name="ce10" table:formula="of:=20*LOG10([.F20])" office:value-type="float" office:value="10.7261174470207" calcext:value-type="float">
            <text:p>10.7</text:p>
          </table:table-cell>
          <table:table-cell table:style-name="ce10" table:formula="of:=20*LOG10([.G20])" office:value-type="float" office:value="0" calcext:value-type="float">
            <text:p>0.0</text:p>
          </table:table-cell>
          <table:table-cell table:formula="of:=[.H20]-[.H19]" office:value-type="float" office:value="1.78693513076664" calcext:value-type="float">
            <text:p>1.8</text:p>
          </table:table-cell>
          <table:table-cell table:formula="of:=[.I20]-[.I19]" office:value-type="float" office:value="0.711334858949957" calcext:value-type="float">
            <text:p>0.7</text:p>
          </table:table-cell>
          <table:table-cell table:formula="of:=[.J20]-[.J19]" office:value-type="float" office:value="0.222577118915531" calcext:value-type="float">
            <text:p>0.2</text:p>
          </table:table-cell>
          <table:table-cell table:formula="of:=[.K20]-[.K19]" office:value-type="float" office:value="0.0954502972248985" calcext:value-type="float">
            <text:p>0.1</text:p>
          </table:table-cell>
          <table:table-cell table:formula="of:=[.L20]-[.L19]" office:value-type="float" office:value="0.0532178710454172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34:56.999470419</meta:creation-date>
    <dc:date>2019-10-05T20:33:01.111827484</dc:date>
    <meta:editing-duration>PT3H7M23S</meta:editing-duration>
    <meta:editing-cycles>1</meta:editing-cycles>
    <meta:document-statistic meta:table-count="1" meta:cell-count="277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legend chart:legend-position="end" svg:x="13.096cm" svg:y="2.963cm" style:legend-expansion="high" chart:style-name="ch2"/>
        <chart:plot-area chart:style-name="ch3" table:cell-range-address="Sheet1.H6:Sheet1.M20" svg:x="0.32cm" svg:y="0.18cm" svg:width="12.456cm" svg:height="8.654cm">
          <chartooo:coordinate-region svg:x="1.338cm" svg:y="0.379cm" svg:width="11.251cm" svg:height="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6:Sheet1.H20" chart:class="chart:line">
            <chart:data-point chart:repeated="15"/>
          </chart:series>
          <chart:series chart:style-name="ch8" chart:values-cell-range-address="Sheet1.I6:Sheet1.I20" chart:class="chart:line">
            <chart:data-point chart:repeated="15"/>
          </chart:series>
          <chart:series chart:style-name="ch9" chart:values-cell-range-address="Sheet1.J6:Sheet1.J20" chart:class="chart:line">
            <chart:data-point chart:repeated="15"/>
          </chart:series>
          <chart:series chart:style-name="ch10" chart:values-cell-range-address="Sheet1.K6:Sheet1.K20" chart:class="chart:line">
            <chart:data-point chart:repeated="15"/>
          </chart:series>
          <chart:series chart:style-name="ch11" chart:values-cell-range-address="Sheet1.L6:Sheet1.L20" chart:class="chart:line">
            <chart:data-point chart:repeated="15"/>
          </chart:series>
          <chart:series chart:style-name="ch12" chart:values-cell-range-address="Sheet1.M6:Sheet1.M20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4938826947046">
                <text:p>-39.4938826947046</text:p>
                <draw:g>
                  <svg:desc>Sheet1.H6:Sheet1.H20</svg:desc>
                </draw:g>
              </table:table-cell>
              <table:table-cell office:value-type="float" office:value="-20.0173891742526">
                <text:p>-20.0173891742526</text:p>
                <draw:g>
                  <svg:desc>Sheet1.I6:Sheet1.I20</svg:desc>
                </draw:g>
              </table:table-cell>
              <table:table-cell office:value-type="float" office:value="-3.50447075048909">
                <text:p>-3.50447075048909</text:p>
                <draw:g>
                  <svg:desc>Sheet1.J6:Sheet1.J20</svg:desc>
                </draw:g>
              </table:table-cell>
              <table:table-cell office:value-type="float" office:value="5.17753258744263">
                <text:p>5.17753258744263</text:p>
                <draw:g>
                  <svg:desc>Sheet1.K6:Sheet1.K20</svg:desc>
                </draw:g>
              </table:table-cell>
              <table:table-cell office:value-type="float" office:value="8.7105170299731">
                <text:p>8.7105170299731</text:p>
                <draw:g>
                  <svg:desc>Sheet1.L6:Sheet1.L20</svg:desc>
                </draw:g>
              </table:table-cell>
              <table:table-cell office:value-type="float" office:value="-42.1441993929574">
                <text:p>-42.1441993929574</text:p>
                <draw:g>
                  <svg:desc>Sheet1.M6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.4781748188864">
                <text:p>-36.4781748188864</text:p>
              </table:table-cell>
              <table:table-cell office:value-type="float" office:value="-17.2213211948615">
                <text:p>-17.2213211948615</text:p>
              </table:table-cell>
              <table:table-cell office:value-type="float" office:value="-1.59753347418552">
                <text:p>-1.59753347418552</text:p>
              </table:table-cell>
              <table:table-cell office:value-type="float" office:value="5.97269566248871">
                <text:p>5.97269566248871</text:p>
              </table:table-cell>
              <table:table-cell office:value-type="float" office:value="8.98030632695573">
                <text:p>8.98030632695573</text:p>
              </table:table-cell>
              <table:table-cell office:value-type="float" office:value="-39.1338994363176">
                <text:p>-39.133899436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.0729405109872">
                <text:p>-33.0729405109872</text:p>
              </table:table-cell>
              <table:table-cell office:value-type="float" office:value="-14.1548785728705">
                <text:p>-14.1548785728705</text:p>
              </table:table-cell>
              <table:table-cell office:value-type="float" office:value="0.22294721551595">
                <text:p>0.22294721551595</text:p>
              </table:table-cell>
              <table:table-cell office:value-type="float" office:value="6.74519079500552">
                <text:p>6.74519079500552</text:p>
              </table:table-cell>
              <table:table-cell office:value-type="float" office:value="9.24795995797912">
                <text:p>9.24795995797912</text:p>
              </table:table-cell>
              <table:table-cell office:value-type="float" office:value="-36.1235994796777">
                <text:p>-36.1235994796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9.8970004336019">
                <text:p>-29.8970004336019</text:p>
              </table:table-cell>
              <table:table-cell office:value-type="float" office:value="-11.3470267997379">
                <text:p>-11.3470267997379</text:p>
              </table:table-cell>
              <table:table-cell office:value-type="float" office:value="1.81221415656813">
                <text:p>1.81221415656813</text:p>
              </table:table-cell>
              <table:table-cell office:value-type="float" office:value="7.36945676880724">
                <text:p>7.36945676880724</text:p>
              </table:table-cell>
              <table:table-cell office:value-type="float" office:value="9.47265853747682">
                <text:p>9.47265853747682</text:p>
              </table:table-cell>
              <table:table-cell office:value-type="float" office:value="-33.1132995230379">
                <text:p>-33.1132995230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6322816662">
                <text:p>-26.6322816662</text:p>
              </table:table-cell>
              <table:table-cell office:value-type="float" office:value="-8.59147643282055">
                <text:p>-8.59147643282055</text:p>
              </table:table-cell>
              <table:table-cell office:value-type="float" office:value="3.24531228596043">
                <text:p>3.24531228596043</text:p>
              </table:table-cell>
              <table:table-cell office:value-type="float" office:value="7.91700752037562">
                <text:p>7.91700752037562</text:p>
              </table:table-cell>
              <table:table-cell office:value-type="float" office:value="9.6688929619707">
                <text:p>9.6688929619707</text:p>
              </table:table-cell>
              <table:table-cell office:value-type="float" office:value="-30.1029995663981">
                <text:p>-30.1029995663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.5435670939379">
                <text:p>-23.5435670939379</text:p>
              </table:table-cell>
              <table:table-cell office:value-type="float" office:value="-6.12897828808173">
                <text:p>-6.12897828808173</text:p>
              </table:table-cell>
              <table:table-cell office:value-type="float" office:value="4.4439209260344">
                <text:p>4.4439209260344</text:p>
              </table:table-cell>
              <table:table-cell office:value-type="float" office:value="8.39250721775486">
                <text:p>8.39250721775486</text:p>
              </table:table-cell>
              <table:table-cell office:value-type="float" office:value="9.86358241365031">
                <text:p>9.86358241365031</text:p>
              </table:table-cell>
              <table:table-cell office:value-type="float" office:value="-27.0926996097583">
                <text:p>-27.0926996097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6676890488565">
                <text:p>-19.6676890488565</text:p>
              </table:table-cell>
              <table:table-cell office:value-type="float" office:value="-3.21043905251603">
                <text:p>-3.21043905251603</text:p>
              </table:table-cell>
              <table:table-cell office:value-type="float" office:value="5.80069222725036">
                <text:p>5.80069222725036</text:p>
              </table:table-cell>
              <table:table-cell office:value-type="float" office:value="8.91208406547195">
                <text:p>8.91208406547195</text:p>
              </table:table-cell>
              <table:table-cell office:value-type="float" office:value="10.0649154293023">
                <text:p>10.0649154293023</text:p>
              </table:table-cell>
              <table:table-cell office:value-type="float" office:value="-24.0823996531185">
                <text:p>-24.0823996531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1526060074176">
                <text:p>-18.1526060074176</text:p>
              </table:table-cell>
              <table:table-cell office:value-type="float" office:value="-2.16925084654871">
                <text:p>-2.16925084654871</text:p>
              </table:table-cell>
              <table:table-cell office:value-type="float" office:value="6.23507722111509">
                <text:p>6.23507722111509</text:p>
              </table:table-cell>
              <table:table-cell office:value-type="float" office:value="9.12428310715978">
                <text:p>9.12428310715978</text:p>
              </table:table-cell>
              <table:table-cell office:value-type="float" office:value="10.1948003114076">
                <text:p>10.1948003114076</text:p>
              </table:table-cell>
              <table:table-cell office:value-type="float" office:value="-21.0720996964787">
                <text:p>-21.072099696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0404151168128">
                <text:p>-14.0404151168128</text:p>
              </table:table-cell>
              <table:table-cell office:value-type="float" office:value="0.55514409381107">
                <text:p>0.55514409381107</text:p>
              </table:table-cell>
              <table:table-cell office:value-type="float" office:value="7.35457092173953">
                <text:p>7.35457092173953</text:p>
              </table:table-cell>
              <table:table-cell office:value-type="float" office:value="9.56844375480161">
                <text:p>9.56844375480161</text:p>
              </table:table-cell>
              <table:table-cell office:value-type="float" office:value="10.3939353431971">
                <text:p>10.3939353431971</text:p>
              </table:table-cell>
              <table:table-cell office:value-type="float" office:value="-18.0617997398389">
                <text:p>-18.0617997398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.0475380447943">
                <text:p>-11.0475380447943</text:p>
              </table:table-cell>
              <table:table-cell office:value-type="float" office:value="2.28554593123172">
                <text:p>2.28554593123172</text:p>
              </table:table-cell>
              <table:table-cell office:value-type="float" office:value="7.97615460406529">
                <text:p>7.97615460406529</text:p>
              </table:table-cell>
              <table:table-cell office:value-type="float" office:value="9.78510336738521">
                <text:p>9.78510336738521</text:p>
              </table:table-cell>
              <table:table-cell office:value-type="float" office:value="10.4697266468646">
                <text:p>10.4697266468646</text:p>
              </table:table-cell>
              <table:table-cell office:value-type="float" office:value="-15.0514997831991">
                <text:p>-15.0514997831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00032777680622">
                <text:p>-9.00032777680622</text:p>
              </table:table-cell>
              <table:table-cell office:value-type="float" office:value="3.36994967046065">
                <text:p>3.36994967046065</text:p>
              </table:table-cell>
              <table:table-cell office:value-type="float" office:value="8.35607445279762">
                <text:p>8.35607445279762</text:p>
              </table:table-cell>
              <table:table-cell office:value-type="float" office:value="9.92197984265143">
                <text:p>9.92197984265143</text:p>
              </table:table-cell>
              <table:table-cell office:value-type="float" office:value="10.5242000768333">
                <text:p>10.5242000768333</text:p>
              </table:table-cell>
              <table:table-cell office:value-type="float" office:value="-12.0411998265593">
                <text:p>-12.0411998265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55434750422159">
                <text:p>-6.55434750422159</text:p>
              </table:table-cell>
              <table:table-cell office:value-type="float" office:value="4.5423016517825">
                <text:p>4.5423016517825</text:p>
              </table:table-cell>
              <table:table-cell office:value-type="float" office:value="8.73597020463607">
                <text:p>8.73597020463607</text:p>
              </table:table-cell>
              <table:table-cell office:value-type="float" office:value="10.0485423996887">
                <text:p>10.0485423996887</text:p>
              </table:table-cell>
              <table:table-cell office:value-type="float" office:value="10.560326823784">
                <text:p>10.560326823784</text:p>
              </table:table-cell>
              <table:table-cell office:value-type="float" office:value="-9.03089986991944">
                <text:p>-9.0308998699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39365375719697">
                <text:p>-4.39365375719697</text:p>
              </table:table-cell>
              <table:table-cell office:value-type="float" office:value="5.51543800329863">
                <text:p>5.51543800329863</text:p>
              </table:table-cell>
              <table:table-cell office:value-type="float" office:value="9.06942467445872">
                <text:p>9.06942467445872</text:p>
              </table:table-cell>
              <table:table-cell office:value-type="float" office:value="10.1840504466221">
                <text:p>10.1840504466221</text:p>
              </table:table-cell>
              <table:table-cell office:value-type="float" office:value="10.6423423249761">
                <text:p>10.6423423249761</text:p>
              </table:table-cell>
              <table:table-cell office:value-type="float" office:value="-6.02059991327963">
                <text:p>-6.02059991327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6410047598599">
                <text:p>-2.46410047598599</text:p>
              </table:table-cell>
              <table:table-cell office:value-type="float" office:value="6.33617504106044">
                <text:p>6.33617504106044</text:p>
              </table:table-cell>
              <table:table-cell office:value-type="float" office:value="9.33142144772708">
                <text:p>9.33142144772708</text:p>
              </table:table-cell>
              <table:table-cell office:value-type="float" office:value="10.2590215994498">
                <text:p>10.2590215994498</text:p>
              </table:table-cell>
              <table:table-cell office:value-type="float" office:value="10.6728995759753">
                <text:p>10.6728995759753</text:p>
              </table:table-cell>
              <table:table-cell office:value-type="float" office:value="-3.01029995663981">
                <text:p>-3.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77165345219347">
                <text:p>-0.677165345219347</text:p>
              </table:table-cell>
              <table:table-cell office:value-type="float" office:value="7.0475099000104">
                <text:p>7.0475099000104</text:p>
              </table:table-cell>
              <table:table-cell office:value-type="float" office:value="9.55399856664262">
                <text:p>9.55399856664262</text:p>
              </table:table-cell>
              <table:table-cell office:value-type="float" office:value="10.3544718966747">
                <text:p>10.3544718966747</text:p>
              </table:table-cell>
              <table:table-cell office:value-type="float" office:value="10.7261174470207">
                <text:p>10.72611744702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